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ownames</text:p>
          </table:table-cell>
          <table:table-cell office:value-type="string" calcext:value-type="string">
            <text:p>_p11</text:p>
          </table:table-cell>
          <table:table-cell office:value-type="string" calcext:value-type="string">
            <text:p>_p12</text:p>
          </table:table-cell>
          <table:table-cell office:value-type="string" calcext:value-type="string">
            <text:p>_p13</text:p>
          </table:table-cell>
          <table:table-cell office:value-type="string" calcext:value-type="string">
            <text:p>_p14</text:p>
          </table:table-cell>
          <table:table-cell office:value-type="string" calcext:value-type="string">
            <text:p>_p21</text:p>
          </table:table-cell>
          <table:table-cell office:value-type="string" calcext:value-type="string">
            <text:p>_p22</text:p>
          </table:table-cell>
          <table:table-cell table:style-name="Default" office:value-type="string" calcext:value-type="string">
            <text:p>_p23</text:p>
          </table:table-cell>
          <table:table-cell office:value-type="string" calcext:value-type="string">
            <text:p>_p24</text:p>
          </table:table-cell>
          <table:table-cell office:value-type="string" calcext:value-type="string">
            <text:p>_p31</text:p>
          </table:table-cell>
          <table:table-cell table:style-name="Default" office:value-type="string" calcext:value-type="string">
            <text:p>_p32</text:p>
          </table:table-cell>
          <table:table-cell office:value-type="string" calcext:value-type="string">
            <text:p>_p33</text:p>
          </table:table-cell>
          <table:table-cell office:value-type="string" calcext:value-type="string">
            <text:p>_p3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9768236" calcext:value-type="float">
            <text:p>0.9768236</text:p>
          </table:table-cell>
          <table:table-cell office:value-type="float" office:value="0.00401173" calcext:value-type="float">
            <text:p>0.00401173</text:p>
          </table:table-cell>
          <table:table-cell office:value-type="float" office:value="0.01438854" calcext:value-type="float">
            <text:p>0.01438854</text:p>
          </table:table-cell>
          <table:table-cell office:value-type="float" office:value="0.00477613" calcext:value-type="float">
            <text:p>0.00477613</text:p>
          </table:table-cell>
          <table:table-cell office:value-type="float" office:value="0.00550613" calcext:value-type="float">
            <text:p>0.00550613</text:p>
          </table:table-cell>
          <table:table-cell office:value-type="float" office:value="0.98361346" calcext:value-type="float">
            <text:p>0.98361346</text:p>
          </table:table-cell>
          <table:table-cell office:value-type="float" office:value="0.00000000000119" calcext:value-type="float">
            <text:p>1.19E-12</text:p>
          </table:table-cell>
          <table:table-cell office:value-type="float" office:value="0.01088041" calcext:value-type="float">
            <text:p>0.01088041</text:p>
          </table:table-cell>
          <table:table-cell office:value-type="float" office:value="0.00871612" calcext:value-type="float">
            <text:p>0.00871612</text:p>
          </table:table-cell>
          <table:table-cell office:value-type="float" office:value="0.00000000001382" calcext:value-type="float">
            <text:p>1.38E-11</text:p>
          </table:table-cell>
          <table:table-cell office:value-type="float" office:value="0.96272369" calcext:value-type="float">
            <text:p>0.96272369</text:p>
          </table:table-cell>
          <table:table-cell office:value-type="float" office:value="0.02856019" calcext:value-type="float">
            <text:p>0.0285601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97479532" calcext:value-type="float">
            <text:p>0.97479532</text:p>
          </table:table-cell>
          <table:table-cell office:value-type="float" office:value="0.00401205" calcext:value-type="float">
            <text:p>0.00401205</text:p>
          </table:table-cell>
          <table:table-cell office:value-type="float" office:value="0.01592621" calcext:value-type="float">
            <text:p>0.01592621</text:p>
          </table:table-cell>
          <table:table-cell office:value-type="float" office:value="0.00526641" calcext:value-type="float">
            <text:p>0.00526641</text:p>
          </table:table-cell>
          <table:table-cell office:value-type="float" office:value="0.00548819" calcext:value-type="float">
            <text:p>0.00548819</text:p>
          </table:table-cell>
          <table:table-cell office:value-type="float" office:value="0.9825287" calcext:value-type="float">
            <text:p>0.9825287</text:p>
          </table:table-cell>
          <table:table-cell office:value-type="float" office:value="0.000000000001315" calcext:value-type="float">
            <text:p>1.32E-12</text:p>
          </table:table-cell>
          <table:table-cell office:value-type="float" office:value="0.01198311" calcext:value-type="float">
            <text:p>0.01198311</text:p>
          </table:table-cell>
          <table:table-cell office:value-type="float" office:value="0.00786583" calcext:value-type="float">
            <text:p>0.00786583</text:p>
          </table:table-cell>
          <table:table-cell office:value-type="float" office:value="0.0000000000125" calcext:value-type="float">
            <text:p>1.25E-11</text:p>
          </table:table-cell>
          <table:table-cell office:value-type="float" office:value="0.96365524" calcext:value-type="float">
            <text:p>0.96365524</text:p>
          </table:table-cell>
          <table:table-cell office:value-type="float" office:value="0.02847892" calcext:value-type="float">
            <text:p>0.0284789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97254604" calcext:value-type="float">
            <text:p>0.97254604</text:p>
          </table:table-cell>
          <table:table-cell office:value-type="float" office:value="0.00402429" calcext:value-type="float">
            <text:p>0.00402429</text:p>
          </table:table-cell>
          <table:table-cell office:value-type="float" office:value="0.01760169" calcext:value-type="float">
            <text:p>0.01760169</text:p>
          </table:table-cell>
          <table:table-cell office:value-type="float" office:value="0.00582797" calcext:value-type="float">
            <text:p>0.00582797</text:p>
          </table:table-cell>
          <table:table-cell office:value-type="float" office:value="0.00545229" calcext:value-type="float">
            <text:p>0.00545229</text:p>
          </table:table-cell>
          <table:table-cell office:value-type="float" office:value="0.98134313" calcext:value-type="float">
            <text:p>0.98134313</text:p>
          </table:table-cell>
          <table:table-cell office:value-type="float" office:value="0.000000000001447" calcext:value-type="float">
            <text:p>1.45E-12</text:p>
          </table:table-cell>
          <table:table-cell office:value-type="float" office:value="0.01320459" calcext:value-type="float">
            <text:p>0.01320459</text:p>
          </table:table-cell>
          <table:table-cell office:value-type="float" office:value="0.00710585" calcext:value-type="float">
            <text:p>0.00710585</text:p>
          </table:table-cell>
          <table:table-cell office:value-type="float" office:value="0.00000000001135" calcext:value-type="float">
            <text:p>1.14E-11</text:p>
          </table:table-cell>
          <table:table-cell office:value-type="float" office:value="0.96435764" calcext:value-type="float">
            <text:p>0.96435764</text:p>
          </table:table-cell>
          <table:table-cell office:value-type="float" office:value="0.02853651" calcext:value-type="float">
            <text:p>0.0285365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97005527" calcext:value-type="float">
            <text:p>0.97005527</text:p>
          </table:table-cell>
          <table:table-cell office:value-type="float" office:value="0.00404847" calcext:value-type="float">
            <text:p>0.00404847</text:p>
          </table:table-cell>
          <table:table-cell office:value-type="float" office:value="0.01942372" calcext:value-type="float">
            <text:p>0.01942372</text:p>
          </table:table-cell>
          <table:table-cell office:value-type="float" office:value="0.00647254" calcext:value-type="float">
            <text:p>0.00647254</text:p>
          </table:table-cell>
          <table:table-cell office:value-type="float" office:value="0.00539869" calcext:value-type="float">
            <text:p>0.00539869</text:p>
          </table:table-cell>
          <table:table-cell office:value-type="float" office:value="0.98004319" calcext:value-type="float">
            <text:p>0.98004319</text:p>
          </table:table-cell>
          <table:table-cell office:value-type="float" office:value="0.000000000001586" calcext:value-type="float">
            <text:p>1.59E-12</text:p>
          </table:table-cell>
          <table:table-cell office:value-type="float" office:value="0.01455812" calcext:value-type="float">
            <text:p>0.01455812</text:p>
          </table:table-cell>
          <table:table-cell office:value-type="float" office:value="0.00642601" calcext:value-type="float">
            <text:p>0.00642601</text:p>
          </table:table-cell>
          <table:table-cell office:value-type="float" office:value="0.00000000001036" calcext:value-type="float">
            <text:p>1.04E-11</text:p>
          </table:table-cell>
          <table:table-cell office:value-type="float" office:value="0.96483991" calcext:value-type="float">
            <text:p>0.96483991</text:p>
          </table:table-cell>
          <table:table-cell office:value-type="float" office:value="0.02873408" calcext:value-type="float">
            <text:p>0.0287340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96730025" calcext:value-type="float">
            <text:p>0.96730025</text:p>
          </table:table-cell>
          <table:table-cell office:value-type="float" office:value="0.00408469" calcext:value-type="float">
            <text:p>0.00408469</text:p>
          </table:table-cell>
          <table:table-cell office:value-type="float" office:value="0.02140107" calcext:value-type="float">
            <text:p>0.02140107</text:p>
          </table:table-cell>
          <table:table-cell office:value-type="float" office:value="0.00721399" calcext:value-type="float">
            <text:p>0.00721399</text:p>
          </table:table-cell>
          <table:table-cell office:value-type="float" office:value="0.00532784" calcext:value-type="float">
            <text:p>0.00532784</text:p>
          </table:table-cell>
          <table:table-cell office:value-type="float" office:value="0.9786137" calcext:value-type="float">
            <text:p>0.9786137</text:p>
          </table:table-cell>
          <table:table-cell office:value-type="float" office:value="0.000000000001729" calcext:value-type="float">
            <text:p>1.73E-12</text:p>
          </table:table-cell>
          <table:table-cell office:value-type="float" office:value="0.01605846" calcext:value-type="float">
            <text:p>0.01605846</text:p>
          </table:table-cell>
          <table:table-cell office:value-type="float" office:value="0.00581733" calcext:value-type="float">
            <text:p>0.00581733</text:p>
          </table:table-cell>
          <table:table-cell office:value-type="float" office:value="0.000000000009485" calcext:value-type="float">
            <text:p>9.49E-12</text:p>
          </table:table-cell>
          <table:table-cell office:value-type="float" office:value="0.96510794" calcext:value-type="float">
            <text:p>0.96510794</text:p>
          </table:table-cell>
          <table:table-cell office:value-type="float" office:value="0.02907472" calcext:value-type="float">
            <text:p>0.0290747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96425564" calcext:value-type="float">
            <text:p>0.96425564</text:p>
          </table:table-cell>
          <table:table-cell office:value-type="float" office:value="0.00413316" calcext:value-type="float">
            <text:p>0.00413316</text:p>
          </table:table-cell>
          <table:table-cell office:value-type="float" office:value="0.02354243" calcext:value-type="float">
            <text:p>0.02354243</text:p>
          </table:table-cell>
          <table:table-cell office:value-type="float" office:value="0.00806877" calcext:value-type="float">
            <text:p>0.00806877</text:p>
          </table:table-cell>
          <table:table-cell office:value-type="float" office:value="0.00524033" calcext:value-type="float">
            <text:p>0.00524033</text:p>
          </table:table-cell>
          <table:table-cell office:value-type="float" office:value="0.97703766" calcext:value-type="float">
            <text:p>0.97703766</text:p>
          </table:table-cell>
          <table:table-cell office:value-type="float" office:value="0.000000000001877" calcext:value-type="float">
            <text:p>1.88E-12</text:p>
          </table:table-cell>
          <table:table-cell office:value-type="float" office:value="0.01772201" calcext:value-type="float">
            <text:p>0.01772201</text:p>
          </table:table-cell>
          <table:table-cell office:value-type="float" office:value="0.00527187" calcext:value-type="float">
            <text:p>0.00527187</text:p>
          </table:table-cell>
          <table:table-cell office:value-type="float" office:value="0.000000000008725" calcext:value-type="float">
            <text:p>8.73E-12</text:p>
          </table:table-cell>
          <table:table-cell office:value-type="float" office:value="0.96516454" calcext:value-type="float">
            <text:p>0.96516454</text:p>
          </table:table-cell>
          <table:table-cell office:value-type="float" office:value="0.02956359" calcext:value-type="float">
            <text:p>0.0295635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96089317" calcext:value-type="float">
            <text:p>0.96089317</text:p>
          </table:table-cell>
          <table:table-cell office:value-type="float" office:value="0.00419417" calcext:value-type="float">
            <text:p>0.00419417</text:p>
          </table:table-cell>
          <table:table-cell office:value-type="float" office:value="0.02585626" calcext:value-type="float">
            <text:p>0.02585626</text:p>
          </table:table-cell>
          <table:table-cell office:value-type="float" office:value="0.00905641" calcext:value-type="float">
            <text:p>0.00905641</text:p>
          </table:table-cell>
          <table:table-cell office:value-type="float" office:value="0.00513693" calcext:value-type="float">
            <text:p>0.00513693</text:p>
          </table:table-cell>
          <table:table-cell office:value-type="float" office:value="0.9752961" calcext:value-type="float">
            <text:p>0.9752961</text:p>
          </table:table-cell>
          <table:table-cell office:value-type="float" office:value="0.000000000002028" calcext:value-type="float">
            <text:p>2.03E-12</text:p>
          </table:table-cell>
          <table:table-cell office:value-type="float" office:value="0.01956697" calcext:value-type="float">
            <text:p>0.01956697</text:p>
          </table:table-cell>
          <table:table-cell office:value-type="float" office:value="0.00478259" calcext:value-type="float">
            <text:p>0.00478259</text:p>
          </table:table-cell>
          <table:table-cell office:value-type="float" office:value="0.00000000000806" calcext:value-type="float">
            <text:p>8.06E-12</text:p>
          </table:table-cell>
          <table:table-cell office:value-type="float" office:value="0.96500942" calcext:value-type="float">
            <text:p>0.96500942</text:p>
          </table:table-cell>
          <table:table-cell office:value-type="float" office:value="0.03020799" calcext:value-type="float">
            <text:p>0.0302079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95718113" calcext:value-type="float">
            <text:p>0.95718113</text:p>
          </table:table-cell>
          <table:table-cell office:value-type="float" office:value="0.00426809" calcext:value-type="float">
            <text:p>0.00426809</text:p>
          </table:table-cell>
          <table:table-cell office:value-type="float" office:value="0.02835063" calcext:value-type="float">
            <text:p>0.02835063</text:p>
          </table:table-cell>
          <table:table-cell office:value-type="float" office:value="0.01020014" calcext:value-type="float">
            <text:p>0.01020014</text:p>
          </table:table-cell>
          <table:table-cell office:value-type="float" office:value="0.00501851" calcext:value-type="float">
            <text:p>0.00501851</text:p>
          </table:table-cell>
          <table:table-cell office:value-type="float" office:value="0.97336795" calcext:value-type="float">
            <text:p>0.97336795</text:p>
          </table:table-cell>
          <table:table-cell office:value-type="float" office:value="0.00000000000218" calcext:value-type="float">
            <text:p>2.18E-12</text:p>
          </table:table-cell>
          <table:table-cell office:value-type="float" office:value="0.02161354" calcext:value-type="float">
            <text:p>0.02161354</text:p>
          </table:table-cell>
          <table:table-cell office:value-type="float" office:value="0.00434329" calcext:value-type="float">
            <text:p>0.00434329</text:p>
          </table:table-cell>
          <table:table-cell office:value-type="float" office:value="0.000000000007478" calcext:value-type="float">
            <text:p>7.48E-12</text:p>
          </table:table-cell>
          <table:table-cell office:value-type="float" office:value="0.96463912" calcext:value-type="float">
            <text:p>0.96463912</text:p>
          </table:table-cell>
          <table:table-cell office:value-type="float" office:value="0.0310176" calcext:value-type="float">
            <text:p>0.031017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95308394" calcext:value-type="float">
            <text:p>0.95308394</text:p>
          </table:table-cell>
          <table:table-cell office:value-type="float" office:value="0.0043554" calcext:value-type="float">
            <text:p>0.0043554</text:p>
          </table:table-cell>
          <table:table-cell office:value-type="float" office:value="0.03103305" calcext:value-type="float">
            <text:p>0.03103305</text:p>
          </table:table-cell>
          <table:table-cell office:value-type="float" office:value="0.01152761" calcext:value-type="float">
            <text:p>0.01152761</text:p>
          </table:table-cell>
          <table:table-cell office:value-type="float" office:value="0.0048861" calcext:value-type="float">
            <text:p>0.0048861</text:p>
          </table:table-cell>
          <table:table-cell office:value-type="float" office:value="0.97122978" calcext:value-type="float">
            <text:p>0.97122978</text:p>
          </table:table-cell>
          <table:table-cell office:value-type="float" office:value="0.000000000002334" calcext:value-type="float">
            <text:p>2.33E-12</text:p>
          </table:table-cell>
          <table:table-cell office:value-type="float" office:value="0.02388412" calcext:value-type="float">
            <text:p>0.02388412</text:p>
          </table:table-cell>
          <table:table-cell office:value-type="float" office:value="0.00394845" calcext:value-type="float">
            <text:p>0.00394845</text:p>
          </table:table-cell>
          <table:table-cell office:value-type="float" office:value="0.000000000006967" calcext:value-type="float">
            <text:p>6.97E-12</text:p>
          </table:table-cell>
          <table:table-cell office:value-type="float" office:value="0.96404692" calcext:value-type="float">
            <text:p>0.96404692</text:p>
          </table:table-cell>
          <table:table-cell office:value-type="float" office:value="0.03200463" calcext:value-type="float">
            <text:p>0.0320046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9485614" calcext:value-type="float">
            <text:p>0.9485614</text:p>
          </table:table-cell>
          <table:table-cell office:value-type="float" office:value="0.00445665" calcext:value-type="float">
            <text:p>0.00445665</text:p>
          </table:table-cell>
          <table:table-cell office:value-type="float" office:value="0.03391017" calcext:value-type="float">
            <text:p>0.03391017</text:p>
          </table:table-cell>
          <table:table-cell office:value-type="float" office:value="0.01307178" calcext:value-type="float">
            <text:p>0.01307178</text:p>
          </table:table-cell>
          <table:table-cell office:value-type="float" office:value="0.00474082" calcext:value-type="float">
            <text:p>0.00474082</text:p>
          </table:table-cell>
          <table:table-cell office:value-type="float" office:value="0.96885571" calcext:value-type="float">
            <text:p>0.96885571</text:p>
          </table:table-cell>
          <table:table-cell office:value-type="float" office:value="0.000000000002486" calcext:value-type="float">
            <text:p>2.49E-12</text:p>
          </table:table-cell>
          <table:table-cell office:value-type="float" office:value="0.02640347" calcext:value-type="float">
            <text:p>0.02640347</text:p>
          </table:table-cell>
          <table:table-cell office:value-type="float" office:value="0.00359322" calcext:value-type="float">
            <text:p>0.00359322</text:p>
          </table:table-cell>
          <table:table-cell office:value-type="float" office:value="0.000000000006518" calcext:value-type="float">
            <text:p>6.52E-12</text:p>
          </table:table-cell>
          <table:table-cell office:value-type="float" office:value="0.9632226" calcext:value-type="float">
            <text:p>0.9632226</text:p>
          </table:table-cell>
          <table:table-cell office:value-type="float" office:value="0.03318418" calcext:value-type="float">
            <text:p>0.0331841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94356801" calcext:value-type="float">
            <text:p>0.94356801</text:p>
          </table:table-cell>
          <table:table-cell office:value-type="float" office:value="0.00457248" calcext:value-type="float">
            <text:p>0.00457248</text:p>
          </table:table-cell>
          <table:table-cell office:value-type="float" office:value="0.03698755" calcext:value-type="float">
            <text:p>0.03698755</text:p>
          </table:table-cell>
          <table:table-cell office:value-type="float" office:value="0.01487197" calcext:value-type="float">
            <text:p>0.01487197</text:p>
          </table:table-cell>
          <table:table-cell office:value-type="float" office:value="0.00458389" calcext:value-type="float">
            <text:p>0.00458389</text:p>
          </table:table-cell>
          <table:table-cell office:value-type="float" office:value="0.96621712" calcext:value-type="float">
            <text:p>0.96621712</text:p>
          </table:table-cell>
          <table:table-cell office:value-type="float" office:value="0.000000000002636" calcext:value-type="float">
            <text:p>2.64E-12</text:p>
          </table:table-cell>
          <table:table-cell office:value-type="float" office:value="0.02919899" calcext:value-type="float">
            <text:p>0.02919899</text:p>
          </table:table-cell>
          <table:table-cell office:value-type="float" office:value="0.00327328" calcext:value-type="float">
            <text:p>0.00327328</text:p>
          </table:table-cell>
          <table:table-cell office:value-type="float" office:value="0.000000000006125" calcext:value-type="float">
            <text:p>6.13E-12</text:p>
          </table:table-cell>
          <table:table-cell office:value-type="float" office:value="0.96215218" calcext:value-type="float">
            <text:p>0.96215218</text:p>
          </table:table-cell>
          <table:table-cell office:value-type="float" office:value="0.03457453" calcext:value-type="float">
            <text:p>0.0345745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93805203" calcext:value-type="float">
            <text:p>0.93805203</text:p>
          </table:table-cell>
          <table:table-cell office:value-type="float" office:value="0.00470358" calcext:value-type="float">
            <text:p>0.00470358</text:p>
          </table:table-cell>
          <table:table-cell office:value-type="float" office:value="0.04026926" calcext:value-type="float">
            <text:p>0.04026926</text:p>
          </table:table-cell>
          <table:table-cell office:value-type="float" office:value="0.01697513" calcext:value-type="float">
            <text:p>0.01697513</text:p>
          </table:table-cell>
          <table:table-cell office:value-type="float" office:value="0.00441661" calcext:value-type="float">
            <text:p>0.00441661</text:p>
          </table:table-cell>
          <table:table-cell office:value-type="float" office:value="0.9632825" calcext:value-type="float">
            <text:p>0.9632825</text:p>
          </table:table-cell>
          <table:table-cell office:value-type="float" office:value="0.000000000002781" calcext:value-type="float">
            <text:p>2.78E-12</text:p>
          </table:table-cell>
          <table:table-cell office:value-type="float" office:value="0.03230089" calcext:value-type="float">
            <text:p>0.03230089</text:p>
          </table:table-cell>
          <table:table-cell office:value-type="float" office:value="0.00298481" calcext:value-type="float">
            <text:p>0.00298481</text:p>
          </table:table-cell>
          <table:table-cell office:value-type="float" office:value="0.000000000005779" calcext:value-type="float">
            <text:p>5.78E-12</text:p>
          </table:table-cell>
          <table:table-cell office:value-type="float" office:value="0.96081757" calcext:value-type="float">
            <text:p>0.96081757</text:p>
          </table:table-cell>
          <table:table-cell office:value-type="float" office:value="0.03619763" calcext:value-type="float">
            <text:p>0.0361976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93195442" calcext:value-type="float">
            <text:p>0.93195442</text:p>
          </table:table-cell>
          <table:table-cell office:value-type="float" office:value="0.00485074" calcext:value-type="float">
            <text:p>0.00485074</text:p>
          </table:table-cell>
          <table:table-cell office:value-type="float" office:value="0.04375749" calcext:value-type="float">
            <text:p>0.04375749</text:p>
          </table:table-cell>
          <table:table-cell office:value-type="float" office:value="0.01943734" calcext:value-type="float">
            <text:p>0.01943734</text:p>
          </table:table-cell>
          <table:table-cell office:value-type="float" office:value="0.00424036" calcext:value-type="float">
            <text:p>0.00424036</text:p>
          </table:table-cell>
          <table:table-cell office:value-type="float" office:value="0.96001723" calcext:value-type="float">
            <text:p>0.96001723</text:p>
          </table:table-cell>
          <table:table-cell office:value-type="float" office:value="0.00000000000292" calcext:value-type="float">
            <text:p>2.92E-12</text:p>
          </table:table-cell>
          <table:table-cell office:value-type="float" office:value="0.03574241" calcext:value-type="float">
            <text:p>0.03574241</text:p>
          </table:table-cell>
          <table:table-cell office:value-type="float" office:value="0.00272441" calcext:value-type="float">
            <text:p>0.00272441</text:p>
          </table:table-cell>
          <table:table-cell office:value-type="float" office:value="0.000000000005475" calcext:value-type="float">
            <text:p>5.48E-12</text:p>
          </table:table-cell>
          <table:table-cell office:value-type="float" office:value="0.95919607" calcext:value-type="float">
            <text:p>0.95919607</text:p>
          </table:table-cell>
          <table:table-cell office:value-type="float" office:value="0.03807953" calcext:value-type="float">
            <text:p>0.0380795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92520763" calcext:value-type="float">
            <text:p>0.92520763</text:p>
          </table:table-cell>
          <table:table-cell office:value-type="float" office:value="0.0050148" calcext:value-type="float">
            <text:p>0.0050148</text:p>
          </table:table-cell>
          <table:table-cell office:value-type="float" office:value="0.04745201" calcext:value-type="float">
            <text:p>0.04745201</text:p>
          </table:table-cell>
          <table:table-cell office:value-type="float" office:value="0.02232556" calcext:value-type="float">
            <text:p>0.02232556</text:p>
          </table:table-cell>
          <table:table-cell office:value-type="float" office:value="0.00405654" calcext:value-type="float">
            <text:p>0.00405654</text:p>
          </table:table-cell>
          <table:table-cell office:value-type="float" office:value="0.95638337" calcext:value-type="float">
            <text:p>0.95638337</text:p>
          </table:table-cell>
          <table:table-cell office:value-type="float" office:value="0.000000000003052" calcext:value-type="float">
            <text:p>3.05E-12</text:p>
          </table:table-cell>
          <table:table-cell office:value-type="float" office:value="0.0395601" calcext:value-type="float">
            <text:p>0.0395601</text:p>
          </table:table-cell>
          <table:table-cell office:value-type="float" office:value="0.00248907" calcext:value-type="float">
            <text:p>0.00248907</text:p>
          </table:table-cell>
          <table:table-cell office:value-type="float" office:value="0.000000000005209" calcext:value-type="float">
            <text:p>5.21E-12</text:p>
          </table:table-cell>
          <table:table-cell office:value-type="float" office:value="0.95725986" calcext:value-type="float">
            <text:p>0.95725986</text:p>
          </table:table-cell>
          <table:table-cell office:value-type="float" office:value="0.04025107" calcext:value-type="float">
            <text:p>0.0402510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91773414" calcext:value-type="float">
            <text:p>0.91773414</text:p>
          </table:table-cell>
          <table:table-cell office:value-type="float" office:value="0.00519661" calcext:value-type="float">
            <text:p>0.00519661</text:p>
          </table:table-cell>
          <table:table-cell office:value-type="float" office:value="0.05134953" calcext:value-type="float">
            <text:p>0.05134953</text:p>
          </table:table-cell>
          <table:table-cell office:value-type="float" office:value="0.02571972" calcext:value-type="float">
            <text:p>0.02571972</text:p>
          </table:table-cell>
          <table:table-cell office:value-type="float" office:value="0.00386657" calcext:value-type="float">
            <text:p>0.00386657</text:p>
          </table:table-cell>
          <table:table-cell office:value-type="float" office:value="0.95233948" calcext:value-type="float">
            <text:p>0.95233948</text:p>
          </table:table-cell>
          <table:table-cell office:value-type="float" office:value="0.000000000003173" calcext:value-type="float">
            <text:p>3.17E-12</text:p>
          </table:table-cell>
          <table:table-cell office:value-type="float" office:value="0.04379394" calcext:value-type="float">
            <text:p>0.04379394</text:p>
          </table:table-cell>
          <table:table-cell office:value-type="float" office:value="0.00227612" calcext:value-type="float">
            <text:p>0.00227612</text:p>
          </table:table-cell>
          <table:table-cell office:value-type="float" office:value="0.000000000004976" calcext:value-type="float">
            <text:p>4.98E-12</text:p>
          </table:table-cell>
          <table:table-cell office:value-type="float" office:value="0.95497532" calcext:value-type="float">
            <text:p>0.95497532</text:p>
          </table:table-cell>
          <table:table-cell office:value-type="float" office:value="0.04274857" calcext:value-type="float">
            <text:p>0.0427485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90944487" calcext:value-type="float">
            <text:p>0.90944487</text:p>
          </table:table-cell>
          <table:table-cell office:value-type="float" office:value="0.00539706" calcext:value-type="float">
            <text:p>0.00539706</text:p>
          </table:table-cell>
          <table:table-cell office:value-type="float" office:value="0.055443" calcext:value-type="float">
            <text:p>0.055443</text:p>
          </table:table-cell>
          <table:table-cell office:value-type="float" office:value="0.02971507" calcext:value-type="float">
            <text:p>0.02971507</text:p>
          </table:table-cell>
          <table:table-cell office:value-type="float" office:value="0.00367191" calcext:value-type="float">
            <text:p>0.00367191</text:p>
          </table:table-cell>
          <table:table-cell office:value-type="float" office:value="0.94784047" calcext:value-type="float">
            <text:p>0.94784047</text:p>
          </table:table-cell>
          <table:table-cell office:value-type="float" office:value="0.000000000003283" calcext:value-type="float">
            <text:p>3.28E-12</text:p>
          </table:table-cell>
          <table:table-cell office:value-type="float" office:value="0.04848762" calcext:value-type="float">
            <text:p>0.04848762</text:p>
          </table:table-cell>
          <table:table-cell office:value-type="float" office:value="0.00208318" calcext:value-type="float">
            <text:p>0.00208318</text:p>
          </table:table-cell>
          <table:table-cell office:value-type="float" office:value="0.000000000004773" calcext:value-type="float">
            <text:p>4.77E-12</text:p>
          </table:table-cell>
          <table:table-cell office:value-type="float" office:value="0.95230216" calcext:value-type="float">
            <text:p>0.95230216</text:p>
          </table:table-cell>
          <table:table-cell office:value-type="float" office:value="0.04561466" calcext:value-type="float">
            <text:p>0.0456146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90023736" calcext:value-type="float">
            <text:p>0.90023736</text:p>
          </table:table-cell>
          <table:table-cell office:value-type="float" office:value="0.005617" calcext:value-type="float">
            <text:p>0.005617</text:p>
          </table:table-cell>
          <table:table-cell office:value-type="float" office:value="0.05972069" calcext:value-type="float">
            <text:p>0.05972069</text:p>
          </table:table-cell>
          <table:table-cell office:value-type="float" office:value="0.03442496" calcext:value-type="float">
            <text:p>0.03442496</text:p>
          </table:table-cell>
          <table:table-cell office:value-type="float" office:value="0.00347398" calcext:value-type="float">
            <text:p>0.00347398</text:p>
          </table:table-cell>
          <table:table-cell office:value-type="float" office:value="0.9428374" calcext:value-type="float">
            <text:p>0.9428374</text:p>
          </table:table-cell>
          <table:table-cell office:value-type="float" office:value="0.00000000000338" calcext:value-type="float">
            <text:p>3.38E-12</text:p>
          </table:table-cell>
          <table:table-cell office:value-type="float" office:value="0.05368862" calcext:value-type="float">
            <text:p>0.05368862</text:p>
          </table:table-cell>
          <table:table-cell office:value-type="float" office:value="0.00190813" calcext:value-type="float">
            <text:p>0.00190813</text:p>
          </table:table-cell>
          <table:table-cell office:value-type="float" office:value="0.000000000004597" calcext:value-type="float">
            <text:p>4.60E-12</text:p>
          </table:table-cell>
          <table:table-cell office:value-type="float" office:value="0.94919257" calcext:value-type="float">
            <text:p>0.94919257</text:p>
          </table:table-cell>
          <table:table-cell office:value-type="float" office:value="0.0488993" calcext:value-type="float">
            <text:p>0.048899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88999389" calcext:value-type="float">
            <text:p>0.88999389</text:p>
          </table:table-cell>
          <table:table-cell office:value-type="float" office:value="0.00585719" calcext:value-type="float">
            <text:p>0.00585719</text:p>
          </table:table-cell>
          <table:table-cell office:value-type="float" office:value="0.06416508" calcext:value-type="float">
            <text:p>0.06416508</text:p>
          </table:table-cell>
          <table:table-cell office:value-type="float" office:value="0.03998383" calcext:value-type="float">
            <text:p>0.03998383</text:p>
          </table:table-cell>
          <table:table-cell office:value-type="float" office:value="0.00327419" calcext:value-type="float">
            <text:p>0.00327419</text:p>
          </table:table-cell>
          <table:table-cell office:value-type="float" office:value="0.93727745" calcext:value-type="float">
            <text:p>0.93727745</text:p>
          </table:table-cell>
          <table:table-cell office:value-type="float" office:value="0.000000000003462" calcext:value-type="float">
            <text:p>3.46E-12</text:p>
          </table:table-cell>
          <table:table-cell office:value-type="float" office:value="0.05944836" calcext:value-type="float">
            <text:p>0.05944836</text:p>
          </table:table-cell>
          <table:table-cell office:value-type="float" office:value="0.00174909" calcext:value-type="float">
            <text:p>0.00174909</text:p>
          </table:table-cell>
          <table:table-cell office:value-type="float" office:value="0.000000000004445" calcext:value-type="float">
            <text:p>4.45E-12</text:p>
          </table:table-cell>
          <table:table-cell office:value-type="float" office:value="0.94559001" calcext:value-type="float">
            <text:p>0.94559001</text:p>
          </table:table-cell>
          <table:table-cell office:value-type="float" office:value="0.0526609" calcext:value-type="float">
            <text:p>0.052660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87857954" calcext:value-type="float">
            <text:p>0.87857954</text:p>
          </table:table-cell>
          <table:table-cell office:value-type="float" office:value="0.00611824" calcext:value-type="float">
            <text:p>0.00611824</text:p>
          </table:table-cell>
          <table:table-cell office:value-type="float" office:value="0.06875169" calcext:value-type="float">
            <text:p>0.06875169</text:p>
          </table:table-cell>
          <table:table-cell office:value-type="float" office:value="0.04655052" calcext:value-type="float">
            <text:p>0.04655052</text:p>
          </table:table-cell>
          <table:table-cell office:value-type="float" office:value="0.0030739" calcext:value-type="float">
            <text:p>0.0030739</text:p>
          </table:table-cell>
          <table:table-cell office:value-type="float" office:value="0.93110387" calcext:value-type="float">
            <text:p>0.93110387</text:p>
          </table:table-cell>
          <table:table-cell office:value-type="float" office:value="0.000000000003528" calcext:value-type="float">
            <text:p>3.53E-12</text:p>
          </table:table-cell>
          <table:table-cell office:value-type="float" office:value="0.06582223" calcext:value-type="float">
            <text:p>0.06582223</text:p>
          </table:table-cell>
          <table:table-cell office:value-type="float" office:value="0.00160438" calcext:value-type="float">
            <text:p>0.00160438</text:p>
          </table:table-cell>
          <table:table-cell office:value-type="float" office:value="0.000000000004314" calcext:value-type="float">
            <text:p>4.31E-12</text:p>
          </table:table-cell>
          <table:table-cell office:value-type="float" office:value="0.94142801" calcext:value-type="float">
            <text:p>0.94142801</text:p>
          </table:table-cell>
          <table:table-cell office:value-type="float" office:value="0.05696761" calcext:value-type="float">
            <text:p>0.0569676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86584036" calcext:value-type="float">
            <text:p>0.86584036</text:p>
          </table:table-cell>
          <table:table-cell office:value-type="float" office:value="0.00640052" calcext:value-type="float">
            <text:p>0.00640052</text:p>
          </table:table-cell>
          <table:table-cell office:value-type="float" office:value="0.07344755" calcext:value-type="float">
            <text:p>0.07344755</text:p>
          </table:table-cell>
          <table:table-cell office:value-type="float" office:value="0.05431157" calcext:value-type="float">
            <text:p>0.05431157</text:p>
          </table:table-cell>
          <table:table-cell office:value-type="float" office:value="0.00287444" calcext:value-type="float">
            <text:p>0.00287444</text:p>
          </table:table-cell>
          <table:table-cell office:value-type="float" office:value="0.92425605" calcext:value-type="float">
            <text:p>0.92425605</text:p>
          </table:table-cell>
          <table:table-cell office:value-type="float" office:value="0.000000000003577" calcext:value-type="float">
            <text:p>3.58E-12</text:p>
          </table:table-cell>
          <table:table-cell office:value-type="float" office:value="0.07286951" calcext:value-type="float">
            <text:p>0.07286951</text:p>
          </table:table-cell>
          <table:table-cell office:value-type="float" office:value="0.00147248" calcext:value-type="float">
            <text:p>0.00147248</text:p>
          </table:table-cell>
          <table:table-cell office:value-type="float" office:value="0.000000000004203" calcext:value-type="float">
            <text:p>4.20E-12</text:p>
          </table:table-cell>
          <table:table-cell office:value-type="float" office:value="0.93662871" calcext:value-type="float">
            <text:p>0.93662871</text:p>
          </table:table-cell>
          <table:table-cell office:value-type="float" office:value="0.0618988" calcext:value-type="float">
            <text:p>0.061898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85160199" calcext:value-type="float">
            <text:p>0.85160199</text:p>
          </table:table-cell>
          <table:table-cell office:value-type="float" office:value="0.00670401" calcext:value-type="float">
            <text:p>0.00670401</text:p>
          </table:table-cell>
          <table:table-cell office:value-type="float" office:value="0.07820957" calcext:value-type="float">
            <text:p>0.07820957</text:p>
          </table:table-cell>
          <table:table-cell office:value-type="float" office:value="0.06348444" calcext:value-type="float">
            <text:p>0.06348444</text:p>
          </table:table-cell>
          <table:table-cell office:value-type="float" office:value="0.00267703" calcext:value-type="float">
            <text:p>0.00267703</text:p>
          </table:table-cell>
          <table:table-cell office:value-type="float" office:value="0.9166697" calcext:value-type="float">
            <text:p>0.9166697</text:p>
          </table:table-cell>
          <table:table-cell office:value-type="float" office:value="0.000000000003606" calcext:value-type="float">
            <text:p>3.61E-12</text:p>
          </table:table-cell>
          <table:table-cell office:value-type="float" office:value="0.08065328" calcext:value-type="float">
            <text:p>0.08065328</text:p>
          </table:table-cell>
          <table:table-cell office:value-type="float" office:value="0.00135206" calcext:value-type="float">
            <text:p>0.00135206</text:p>
          </table:table-cell>
          <table:table-cell office:value-type="float" office:value="0.00000000000411" calcext:value-type="float">
            <text:p>4.11E-12</text:p>
          </table:table-cell>
          <table:table-cell office:value-type="float" office:value="0.93110126" calcext:value-type="float">
            <text:p>0.93110126</text:p>
          </table:table-cell>
          <table:table-cell office:value-type="float" office:value="0.06754668" calcext:value-type="float">
            <text:p>0.0675466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83566904" calcext:value-type="float">
            <text:p>0.83566904</text:p>
          </table:table-cell>
          <table:table-cell office:value-type="float" office:value="0.00702815" calcext:value-type="float">
            <text:p>0.00702815</text:p>
          </table:table-cell>
          <table:table-cell office:value-type="float" office:value="0.08298276" calcext:value-type="float">
            <text:p>0.08298276</text:p>
          </table:table-cell>
          <table:table-cell office:value-type="float" office:value="0.07432005" calcext:value-type="float">
            <text:p>0.07432005</text:p>
          </table:table-cell>
          <table:table-cell office:value-type="float" office:value="0.00248284" calcext:value-type="float">
            <text:p>0.00248284</text:p>
          </table:table-cell>
          <table:table-cell office:value-type="float" office:value="0.90827716" calcext:value-type="float">
            <text:p>0.90827716</text:p>
          </table:table-cell>
          <table:table-cell office:value-type="float" office:value="0.000000000003616" calcext:value-type="float">
            <text:p>3.62E-12</text:p>
          </table:table-cell>
          <table:table-cell office:value-type="float" office:value="0.08924" calcext:value-type="float">
            <text:p>0.08924</text:p>
          </table:table-cell>
          <table:table-cell office:value-type="float" office:value="0.0012419" calcext:value-type="float">
            <text:p>0.0012419</text:p>
          </table:table-cell>
          <table:table-cell office:value-type="float" office:value="0.000000000004033" calcext:value-type="float">
            <text:p>4.03E-12</text:p>
          </table:table-cell>
          <table:table-cell office:value-type="float" office:value="0.92474007" calcext:value-type="float">
            <text:p>0.92474007</text:p>
          </table:table-cell>
          <table:table-cell office:value-type="float" office:value="0.07401803" calcext:value-type="float">
            <text:p>0.0740180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8178259" calcext:value-type="float">
            <text:p>0.8178259</text:p>
          </table:table-cell>
          <table:table-cell office:value-type="float" office:value="0.00737166" calcext:value-type="float">
            <text:p>0.00737166</text:p>
          </table:table-cell>
          <table:table-cell office:value-type="float" office:value="0.08769834" calcext:value-type="float">
            <text:p>0.08769834</text:p>
          </table:table-cell>
          <table:table-cell office:value-type="float" office:value="0.0871041" calcext:value-type="float">
            <text:p>0.0871041</text:p>
          </table:table-cell>
          <table:table-cell office:value-type="float" office:value="0.00229296" calcext:value-type="float">
            <text:p>0.00229296</text:p>
          </table:table-cell>
          <table:table-cell office:value-type="float" office:value="0.89900795" calcext:value-type="float">
            <text:p>0.89900795</text:p>
          </table:table-cell>
          <table:table-cell office:value-type="float" office:value="0.000000000003607" calcext:value-type="float">
            <text:p>3.61E-12</text:p>
          </table:table-cell>
          <table:table-cell office:value-type="float" office:value="0.09869909" calcext:value-type="float">
            <text:p>0.09869909</text:p>
          </table:table-cell>
          <table:table-cell office:value-type="float" office:value="0.00114094" calcext:value-type="float">
            <text:p>0.00114094</text:p>
          </table:table-cell>
          <table:table-cell office:value-type="float" office:value="0.000000000003971" calcext:value-type="float">
            <text:p>3.97E-12</text:p>
          </table:table-cell>
          <table:table-cell office:value-type="float" office:value="0.91742303" calcext:value-type="float">
            <text:p>0.91742303</text:p>
          </table:table-cell>
          <table:table-cell office:value-type="float" office:value="0.08143603" calcext:value-type="float">
            <text:p>0.0814360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79783967" calcext:value-type="float">
            <text:p>0.79783967</text:p>
          </table:table-cell>
          <table:table-cell office:value-type="float" office:value="0.00773226" calcext:value-type="float">
            <text:p>0.00773226</text:p>
          </table:table-cell>
          <table:table-cell office:value-type="float" office:value="0.09227194" calcext:value-type="float">
            <text:p>0.09227194</text:p>
          </table:table-cell>
          <table:table-cell office:value-type="float" office:value="0.10215614" calcext:value-type="float">
            <text:p>0.10215614</text:p>
          </table:table-cell>
          <table:table-cell office:value-type="float" office:value="0.00210836" calcext:value-type="float">
            <text:p>0.00210836</text:p>
          </table:table-cell>
          <table:table-cell office:value-type="float" office:value="0.88878946" calcext:value-type="float">
            <text:p>0.88878946</text:p>
          </table:table-cell>
          <table:table-cell office:value-type="float" office:value="0.000000000003577" calcext:value-type="float">
            <text:p>3.58E-12</text:p>
          </table:table-cell>
          <table:table-cell office:value-type="float" office:value="0.10910217" calcext:value-type="float">
            <text:p>0.10910217</text:p>
          </table:table-cell>
          <table:table-cell office:value-type="float" office:value="0.00104818" calcext:value-type="float">
            <text:p>0.00104818</text:p>
          </table:table-cell>
          <table:table-cell office:value-type="float" office:value="0.000000000003922" calcext:value-type="float">
            <text:p>3.92E-12</text:p>
          </table:table-cell>
          <table:table-cell office:value-type="float" office:value="0.90900971" calcext:value-type="float">
            <text:p>0.90900971</text:p>
          </table:table-cell>
          <table:table-cell office:value-type="float" office:value="0.08994211" calcext:value-type="float">
            <text:p>0.0899421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77546628" calcext:value-type="float">
            <text:p>0.77546628</text:p>
          </table:table-cell>
          <table:table-cell office:value-type="float" office:value="0.00810641" calcext:value-type="float">
            <text:p>0.00810641</text:p>
          </table:table-cell>
          <table:table-cell office:value-type="float" office:value="0.09660221" calcext:value-type="float">
            <text:p>0.09660221</text:p>
          </table:table-cell>
          <table:table-cell office:value-type="float" office:value="0.11982511" calcext:value-type="float">
            <text:p>0.11982511</text:p>
          </table:table-cell>
          <table:table-cell office:value-type="float" office:value="0.00192994" calcext:value-type="float">
            <text:p>0.00192994</text:p>
          </table:table-cell>
          <table:table-cell office:value-type="float" office:value="0.87754796" calcext:value-type="float">
            <text:p>0.87754796</text:p>
          </table:table-cell>
          <table:table-cell office:value-type="float" office:value="0.000000000003526" calcext:value-type="float">
            <text:p>3.53E-12</text:p>
          </table:table-cell>
          <table:table-cell office:value-type="float" office:value="0.1205221" calcext:value-type="float">
            <text:p>0.1205221</text:p>
          </table:table-cell>
          <table:table-cell office:value-type="float" office:value="0.00096277" calcext:value-type="float">
            <text:p>0.00096277</text:p>
          </table:table-cell>
          <table:table-cell office:value-type="float" office:value="0.000000000003886" calcext:value-type="float">
            <text:p>3.89E-12</text:p>
          </table:table-cell>
          <table:table-cell office:value-type="float" office:value="0.89933973" calcext:value-type="float">
            <text:p>0.89933973</text:p>
          </table:table-cell>
          <table:table-cell office:value-type="float" office:value="0.0996975" calcext:value-type="float">
            <text:p>0.099697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75046099" calcext:value-type="float">
            <text:p>0.75046099</text:p>
          </table:table-cell>
          <table:table-cell office:value-type="float" office:value="0.00848901" calcext:value-type="float">
            <text:p>0.00848901</text:p>
          </table:table-cell>
          <table:table-cell office:value-type="float" office:value="0.10057012" calcext:value-type="float">
            <text:p>0.10057012</text:p>
          </table:table-cell>
          <table:table-cell office:value-type="float" office:value="0.14047988" calcext:value-type="float">
            <text:p>0.14047988</text:p>
          </table:table-cell>
          <table:table-cell office:value-type="float" office:value="0.00175845" calcext:value-type="float">
            <text:p>0.00175845</text:p>
          </table:table-cell>
          <table:table-cell office:value-type="float" office:value="0.86520987" calcext:value-type="float">
            <text:p>0.86520987</text:p>
          </table:table-cell>
          <table:table-cell office:value-type="float" office:value="0.000000000003457" calcext:value-type="float">
            <text:p>3.46E-12</text:p>
          </table:table-cell>
          <table:table-cell office:value-type="float" office:value="0.13303168" calcext:value-type="float">
            <text:p>0.13303168</text:p>
          </table:table-cell>
          <table:table-cell office:value-type="float" office:value="0.00088391" calcext:value-type="float">
            <text:p>0.00088391</text:p>
          </table:table-cell>
          <table:table-cell office:value-type="float" office:value="0.000000000003861" calcext:value-type="float">
            <text:p>3.86E-12</text:p>
          </table:table-cell>
          <table:table-cell office:value-type="float" office:value="0.88823153" calcext:value-type="float">
            <text:p>0.88823153</text:p>
          </table:table-cell>
          <table:table-cell office:value-type="float" office:value="0.11088456" calcext:value-type="float">
            <text:p>0.1108845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72259451" calcext:value-type="float">
            <text:p>0.72259451</text:p>
          </table:table-cell>
          <table:table-cell office:value-type="float" office:value="0.0088731" calcext:value-type="float">
            <text:p>0.0088731</text:p>
          </table:table-cell>
          <table:table-cell office:value-type="float" office:value="0.10403963" calcext:value-type="float">
            <text:p>0.10403963</text:p>
          </table:table-cell>
          <table:table-cell office:value-type="float" office:value="0.16449276" calcext:value-type="float">
            <text:p>0.16449276</text:p>
          </table:table-cell>
          <table:table-cell office:value-type="float" office:value="0.00159458" calcext:value-type="float">
            <text:p>0.00159458</text:p>
          </table:table-cell>
          <table:table-cell office:value-type="float" office:value="0.85170337" calcext:value-type="float">
            <text:p>0.85170337</text:p>
          </table:table-cell>
          <table:table-cell office:value-type="float" office:value="0.000000000003368" calcext:value-type="float">
            <text:p>3.37E-12</text:p>
          </table:table-cell>
          <table:table-cell office:value-type="float" office:value="0.14670205" calcext:value-type="float">
            <text:p>0.14670205</text:p>
          </table:table-cell>
          <table:table-cell office:value-type="float" office:value="0.0008109" calcext:value-type="float">
            <text:p>0.0008109</text:p>
          </table:table-cell>
          <table:table-cell office:value-type="float" office:value="0.000000000003845" calcext:value-type="float">
            <text:p>3.85E-12</text:p>
          </table:table-cell>
          <table:table-cell office:value-type="float" office:value="0.87548193" calcext:value-type="float">
            <text:p>0.87548193</text:p>
          </table:table-cell>
          <table:table-cell office:value-type="float" office:value="0.12370717" calcext:value-type="float">
            <text:p>0.1237071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69167572" calcext:value-type="float">
            <text:p>0.69167572</text:p>
          </table:table-cell>
          <table:table-cell office:value-type="float" office:value="0.00924961" calcext:value-type="float">
            <text:p>0.00924961</text:p>
          </table:table-cell>
          <table:table-cell office:value-type="float" office:value="0.10686034" calcext:value-type="float">
            <text:p>0.10686034</text:p>
          </table:table-cell>
          <table:table-cell office:value-type="float" office:value="0.19221432" calcext:value-type="float">
            <text:p>0.19221432</text:p>
          </table:table-cell>
          <table:table-cell office:value-type="float" office:value="0.00143887" calcext:value-type="float">
            <text:p>0.00143887</text:p>
          </table:table-cell>
          <table:table-cell office:value-type="float" office:value="0.83696038" calcext:value-type="float">
            <text:p>0.83696038</text:p>
          </table:table-cell>
          <table:table-cell office:value-type="float" office:value="0.000000000003261" calcext:value-type="float">
            <text:p>3.26E-12</text:p>
          </table:table-cell>
          <table:table-cell office:value-type="float" office:value="0.16160075" calcext:value-type="float">
            <text:p>0.16160075</text:p>
          </table:table-cell>
          <table:table-cell office:value-type="float" office:value="0.00074309" calcext:value-type="float">
            <text:p>0.00074309</text:p>
          </table:table-cell>
          <table:table-cell office:value-type="float" office:value="0.000000000003837" calcext:value-type="float">
            <text:p>3.84E-12</text:p>
          </table:table-cell>
          <table:table-cell office:value-type="float" office:value="0.86086685" calcext:value-type="float">
            <text:p>0.86086685</text:p>
          </table:table-cell>
          <table:table-cell office:value-type="float" office:value="0.13839006" calcext:value-type="float">
            <text:p>0.1383900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65758129" calcext:value-type="float">
            <text:p>0.65758129</text:p>
          </table:table-cell>
          <table:table-cell office:value-type="float" office:value="0.00960726" calcext:value-type="float">
            <text:p>0.00960726</text:p>
          </table:table-cell>
          <table:table-cell office:value-type="float" office:value="0.10887294" calcext:value-type="float">
            <text:p>0.10887294</text:p>
          </table:table-cell>
          <table:table-cell office:value-type="float" office:value="0.22393851" calcext:value-type="float">
            <text:p>0.22393851</text:p>
          </table:table-cell>
          <table:table-cell office:value-type="float" office:value="0.00129178" calcext:value-type="float">
            <text:p>0.00129178</text:p>
          </table:table-cell>
          <table:table-cell office:value-type="float" office:value="0.82091886" calcext:value-type="float">
            <text:p>0.82091886</text:p>
          </table:table-cell>
          <table:table-cell office:value-type="float" office:value="0.000000000003137" calcext:value-type="float">
            <text:p>3.14E-12</text:p>
          </table:table-cell>
          <table:table-cell office:value-type="float" office:value="0.17778937" calcext:value-type="float">
            <text:p>0.17778937</text:p>
          </table:table-cell>
          <table:table-cell office:value-type="float" office:value="0.00067994" calcext:value-type="float">
            <text:p>0.00067994</text:p>
          </table:table-cell>
          <table:table-cell office:value-type="float" office:value="0.000000000003836" calcext:value-type="float">
            <text:p>3.84E-12</text:p>
          </table:table-cell>
          <table:table-cell office:value-type="float" office:value="0.8441439" calcext:value-type="float">
            <text:p>0.8441439</text:p>
          </table:table-cell>
          <table:table-cell office:value-type="float" office:value="0.15517616" calcext:value-type="float">
            <text:p>0.1551761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62029127" calcext:value-type="float">
            <text:p>0.62029127</text:p>
          </table:table-cell>
          <table:table-cell office:value-type="float" office:value="0.00993261" calcext:value-type="float">
            <text:p>0.00993261</text:p>
          </table:table-cell>
          <table:table-cell office:value-type="float" office:value="0.10991811" calcext:value-type="float">
            <text:p>0.10991811</text:p>
          </table:table-cell>
          <table:table-cell office:value-type="float" office:value="0.25985801" calcext:value-type="float">
            <text:p>0.25985801</text:p>
          </table:table-cell>
          <table:table-cell office:value-type="float" office:value="0.00115364" calcext:value-type="float">
            <text:p>0.00115364</text:p>
          </table:table-cell>
          <table:table-cell office:value-type="float" office:value="0.80352546" calcext:value-type="float">
            <text:p>0.80352546</text:p>
          </table:table-cell>
          <table:table-cell office:value-type="float" office:value="0.000000000002999" calcext:value-type="float">
            <text:p>3.00E-12</text:p>
          </table:table-cell>
          <table:table-cell office:value-type="float" office:value="0.1953209" calcext:value-type="float">
            <text:p>0.1953209</text:p>
          </table:table-cell>
          <table:table-cell office:value-type="float" office:value="0.00062092" calcext:value-type="float">
            <text:p>0.00062092</text:p>
          </table:table-cell>
          <table:table-cell office:value-type="float" office:value="0.000000000003839" calcext:value-type="float">
            <text:p>3.84E-12</text:p>
          </table:table-cell>
          <table:table-cell office:value-type="float" office:value="0.82505763" calcext:value-type="float">
            <text:p>0.82505763</text:p>
          </table:table-cell>
          <table:table-cell office:value-type="float" office:value="0.17432146" calcext:value-type="float">
            <text:p>0.1743214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57992729" calcext:value-type="float">
            <text:p>0.57992729</text:p>
          </table:table-cell>
          <table:table-cell office:value-type="float" office:value="0.01021051" calcext:value-type="float">
            <text:p>0.01021051</text:p>
          </table:table-cell>
          <table:table-cell office:value-type="float" office:value="0.10984918" calcext:value-type="float">
            <text:p>0.10984918</text:p>
          </table:table-cell>
          <table:table-cell office:value-type="float" office:value="0.30001302" calcext:value-type="float">
            <text:p>0.30001302</text:p>
          </table:table-cell>
          <table:table-cell office:value-type="float" office:value="0.00102468" calcext:value-type="float">
            <text:p>0.00102468</text:p>
          </table:table-cell>
          <table:table-cell office:value-type="float" office:value="0.78473854" calcext:value-type="float">
            <text:p>0.78473854</text:p>
          </table:table-cell>
          <table:table-cell office:value-type="float" office:value="0.000000000002847" calcext:value-type="float">
            <text:p>2.85E-12</text:p>
          </table:table-cell>
          <table:table-cell office:value-type="float" office:value="0.21423677" calcext:value-type="float">
            <text:p>0.21423677</text:p>
          </table:table-cell>
          <table:table-cell office:value-type="float" office:value="0.00056559" calcext:value-type="float">
            <text:p>0.00056559</text:p>
          </table:table-cell>
          <table:table-cell office:value-type="float" office:value="0.000000000003845" calcext:value-type="float">
            <text:p>3.85E-12</text:p>
          </table:table-cell>
          <table:table-cell office:value-type="float" office:value="0.80334827" calcext:value-type="float">
            <text:p>0.80334827</text:p>
          </table:table-cell>
          <table:table-cell office:value-type="float" office:value="0.19608614" calcext:value-type="float">
            <text:p>0.1960861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53678782" calcext:value-type="float">
            <text:p>0.53678782</text:p>
          </table:table-cell>
          <table:table-cell office:value-type="float" office:value="0.01042488" calcext:value-type="float">
            <text:p>0.01042488</text:p>
          </table:table-cell>
          <table:table-cell office:value-type="float" office:value="0.10854808" calcext:value-type="float">
            <text:p>0.10854808</text:p>
          </table:table-cell>
          <table:table-cell office:value-type="float" office:value="0.34423921" calcext:value-type="float">
            <text:p>0.34423921</text:p>
          </table:table-cell>
          <table:table-cell office:value-type="float" office:value="0.00090503" calcext:value-type="float">
            <text:p>0.00090503</text:p>
          </table:table-cell>
          <table:table-cell office:value-type="float" office:value="0.76453131" calcext:value-type="float">
            <text:p>0.76453131</text:p>
          </table:table-cell>
          <table:table-cell office:value-type="float" office:value="0.000000000002684" calcext:value-type="float">
            <text:p>2.68E-12</text:p>
          </table:table-cell>
          <table:table-cell office:value-type="float" office:value="0.23456365" calcext:value-type="float">
            <text:p>0.23456365</text:p>
          </table:table-cell>
          <table:table-cell office:value-type="float" office:value="0.00051358" calcext:value-type="float">
            <text:p>0.00051358</text:p>
          </table:table-cell>
          <table:table-cell office:value-type="float" office:value="0.000000000003851" calcext:value-type="float">
            <text:p>3.85E-12</text:p>
          </table:table-cell>
          <table:table-cell office:value-type="float" office:value="0.77876506" calcext:value-type="float">
            <text:p>0.77876506</text:p>
          </table:table-cell>
          <table:table-cell office:value-type="float" office:value="0.22072135" calcext:value-type="float">
            <text:p>0.2207213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4913721" calcext:value-type="float">
            <text:p>0.4913721</text:p>
          </table:table-cell>
          <table:table-cell office:value-type="float" office:value="0.01055996" calcext:value-type="float">
            <text:p>0.01055996</text:p>
          </table:table-cell>
          <table:table-cell office:value-type="float" office:value="0.10594314" calcext:value-type="float">
            <text:p>0.10594314</text:p>
          </table:table-cell>
          <table:table-cell office:value-type="float" office:value="0.3921248" calcext:value-type="float">
            <text:p>0.3921248</text:p>
          </table:table-cell>
          <table:table-cell office:value-type="float" office:value="0.00079472" calcext:value-type="float">
            <text:p>0.00079472</text:p>
          </table:table-cell>
          <table:table-cell office:value-type="float" office:value="0.74289514" calcext:value-type="float">
            <text:p>0.74289514</text:p>
          </table:table-cell>
          <table:table-cell office:value-type="float" office:value="0.000000000002513" calcext:value-type="float">
            <text:p>2.51E-12</text:p>
          </table:table-cell>
          <table:table-cell office:value-type="float" office:value="0.25631015" calcext:value-type="float">
            <text:p>0.25631015</text:p>
          </table:table-cell>
          <table:table-cell office:value-type="float" office:value="0.00046457" calcext:value-type="float">
            <text:p>0.00046457</text:p>
          </table:table-cell>
          <table:table-cell office:value-type="float" office:value="0.000000000003855" calcext:value-type="float">
            <text:p>3.86E-12</text:p>
          </table:table-cell>
          <table:table-cell office:value-type="float" office:value="0.75108478" calcext:value-type="float">
            <text:p>0.75108478</text:p>
          </table:table-cell>
          <table:table-cell office:value-type="float" office:value="0.24845065" calcext:value-type="float">
            <text:p>0.2484506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44438349" calcext:value-type="float">
            <text:p>0.44438349</text:p>
          </table:table-cell>
          <table:table-cell office:value-type="float" office:value="0.01060185" calcext:value-type="float">
            <text:p>0.01060185</text:p>
          </table:table-cell>
          <table:table-cell office:value-type="float" office:value="0.10202573" calcext:value-type="float">
            <text:p>0.10202573</text:p>
          </table:table-cell>
          <table:table-cell office:value-type="float" office:value="0.44298893" calcext:value-type="float">
            <text:p>0.44298893</text:p>
          </table:table-cell>
          <table:table-cell office:value-type="float" office:value="0.00069367" calcext:value-type="float">
            <text:p>0.00069367</text:p>
          </table:table-cell>
          <table:table-cell office:value-type="float" office:value="0.71984276" calcext:value-type="float">
            <text:p>0.71984276</text:p>
          </table:table-cell>
          <table:table-cell office:value-type="float" office:value="0.000000000002336" calcext:value-type="float">
            <text:p>2.34E-12</text:p>
          </table:table-cell>
          <table:table-cell office:value-type="float" office:value="0.27946357" calcext:value-type="float">
            <text:p>0.27946357</text:p>
          </table:table-cell>
          <table:table-cell office:value-type="float" office:value="0.0004183" calcext:value-type="float">
            <text:p>0.0004183</text:p>
          </table:table-cell>
          <table:table-cell office:value-type="float" office:value="0.000000000003853" calcext:value-type="float">
            <text:p>3.85E-12</text:p>
          </table:table-cell>
          <table:table-cell office:value-type="float" office:value="0.72013602" calcext:value-type="float">
            <text:p>0.72013602</text:p>
          </table:table-cell>
          <table:table-cell office:value-type="float" office:value="0.27944568" calcext:value-type="float">
            <text:p>0.2794456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39670435" calcext:value-type="float">
            <text:p>0.39670435</text:p>
          </table:table-cell>
          <table:table-cell office:value-type="float" office:value="0.01054025" calcext:value-type="float">
            <text:p>0.01054025</text:p>
          </table:table-cell>
          <table:table-cell office:value-type="float" office:value="0.0968623" calcext:value-type="float">
            <text:p>0.0968623</text:p>
          </table:table-cell>
          <table:table-cell office:value-type="float" office:value="0.49589309" calcext:value-type="float">
            <text:p>0.49589309</text:p>
          </table:table-cell>
          <table:table-cell office:value-type="float" office:value="0.00060172" calcext:value-type="float">
            <text:p>0.00060172</text:p>
          </table:table-cell>
          <table:table-cell office:value-type="float" office:value="0.69541128" calcext:value-type="float">
            <text:p>0.69541128</text:p>
          </table:table-cell>
          <table:table-cell office:value-type="float" office:value="0.000000000002155" calcext:value-type="float">
            <text:p>2.16E-12</text:p>
          </table:table-cell>
          <table:table-cell office:value-type="float" office:value="0.303987" calcext:value-type="float">
            <text:p>0.303987</text:p>
          </table:table-cell>
          <table:table-cell office:value-type="float" office:value="0.00037458" calcext:value-type="float">
            <text:p>0.00037458</text:p>
          </table:table-cell>
          <table:table-cell office:value-type="float" office:value="0.000000000003843" calcext:value-type="float">
            <text:p>3.84E-12</text:p>
          </table:table-cell>
          <table:table-cell office:value-type="float" office:value="0.68582858" calcext:value-type="float">
            <text:p>0.68582858</text:p>
          </table:table-cell>
          <table:table-cell office:value-type="float" office:value="0.31379684" calcext:value-type="float">
            <text:p>0.3137968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4933946" calcext:value-type="float">
            <text:p>0.34933946</text:p>
          </table:table-cell>
          <table:table-cell office:value-type="float" office:value="0.01037005" calcext:value-type="float">
            <text:p>0.01037005</text:p>
          </table:table-cell>
          <table:table-cell office:value-type="float" office:value="0.09059789" calcext:value-type="float">
            <text:p>0.09059789</text:p>
          </table:table-cell>
          <table:table-cell office:value-type="float" office:value="0.5496926" calcext:value-type="float">
            <text:p>0.5496926</text:p>
          </table:table-cell>
          <table:table-cell office:value-type="float" office:value="0.00051863" calcext:value-type="float">
            <text:p>0.00051863</text:p>
          </table:table-cell>
          <table:table-cell office:value-type="float" office:value="0.66966457" calcext:value-type="float">
            <text:p>0.66966457</text:p>
          </table:table-cell>
          <table:table-cell office:value-type="float" office:value="0.000000000001973" calcext:value-type="float">
            <text:p>1.97E-12</text:p>
          </table:table-cell>
          <table:table-cell office:value-type="float" office:value="0.32981679" calcext:value-type="float">
            <text:p>0.32981679</text:p>
          </table:table-cell>
          <table:table-cell office:value-type="float" office:value="0.00033331" calcext:value-type="float">
            <text:p>0.00033331</text:p>
          </table:table-cell>
          <table:table-cell office:value-type="float" office:value="0.00000000000382" calcext:value-type="float">
            <text:p>3.82E-12</text:p>
          </table:table-cell>
          <table:table-cell office:value-type="float" office:value="0.64818616" calcext:value-type="float">
            <text:p>0.64818616</text:p>
          </table:table-cell>
          <table:table-cell office:value-type="float" office:value="0.35148052" calcext:value-type="float">
            <text:p>0.3514805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30333301" calcext:value-type="float">
            <text:p>0.30333301</text:p>
          </table:table-cell>
          <table:table-cell office:value-type="float" office:value="0.0100923" calcext:value-type="float">
            <text:p>0.0100923</text:p>
          </table:table-cell>
          <table:table-cell office:value-type="float" office:value="0.08344866" calcext:value-type="float">
            <text:p>0.08344866</text:p>
          </table:table-cell>
          <table:table-cell office:value-type="float" office:value="0.60312603" calcext:value-type="float">
            <text:p>0.60312603</text:p>
          </table:table-cell>
          <table:table-cell office:value-type="float" office:value="0.00044409" calcext:value-type="float">
            <text:p>0.00044409</text:p>
          </table:table-cell>
          <table:table-cell office:value-type="float" office:value="0.64269501" calcext:value-type="float">
            <text:p>0.64269501</text:p>
          </table:table-cell>
          <table:table-cell office:value-type="float" office:value="0.000000000001792" calcext:value-type="float">
            <text:p>1.79E-12</text:p>
          </table:table-cell>
          <table:table-cell office:value-type="float" office:value="0.3568609" calcext:value-type="float">
            <text:p>0.3568609</text:p>
          </table:table-cell>
          <table:table-cell office:value-type="float" office:value="0.00029443" calcext:value-type="float">
            <text:p>0.00029443</text:p>
          </table:table-cell>
          <table:table-cell office:value-type="float" office:value="0.000000000003782" calcext:value-type="float">
            <text:p>3.78E-12</text:p>
          </table:table-cell>
          <table:table-cell office:value-type="float" office:value="0.60737873" calcext:value-type="float">
            <text:p>0.60737873</text:p>
          </table:table-cell>
          <table:table-cell office:value-type="float" office:value="0.39232684" calcext:value-type="float">
            <text:p>0.3923268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2596721" calcext:value-type="float">
            <text:p>0.2596721</text:p>
          </table:table-cell>
          <table:table-cell office:value-type="float" office:value="0.00971454" calcext:value-type="float">
            <text:p>0.00971454</text:p>
          </table:table-cell>
          <table:table-cell office:value-type="float" office:value="0.07568342" calcext:value-type="float">
            <text:p>0.07568342</text:p>
          </table:table-cell>
          <table:table-cell office:value-type="float" office:value="0.65492994" calcext:value-type="float">
            <text:p>0.65492994</text:p>
          </table:table-cell>
          <table:table-cell office:value-type="float" office:value="0.0003777" calcext:value-type="float">
            <text:p>0.0003777</text:p>
          </table:table-cell>
          <table:table-cell office:value-type="float" office:value="0.61462412" calcext:value-type="float">
            <text:p>0.61462412</text:p>
          </table:table-cell>
          <table:table-cell office:value-type="float" office:value="0.000000000001615" calcext:value-type="float">
            <text:p>1.62E-12</text:p>
          </table:table-cell>
          <table:table-cell office:value-type="float" office:value="0.38499818" calcext:value-type="float">
            <text:p>0.38499818</text:p>
          </table:table-cell>
          <table:table-cell office:value-type="float" office:value="0.00025795" calcext:value-type="float">
            <text:p>0.00025795</text:p>
          </table:table-cell>
          <table:table-cell office:value-type="float" office:value="0.000000000003726" calcext:value-type="float">
            <text:p>3.73E-12</text:p>
          </table:table-cell>
          <table:table-cell office:value-type="float" office:value="0.56374899" calcext:value-type="float">
            <text:p>0.56374899</text:p>
          </table:table-cell>
          <table:table-cell office:value-type="float" office:value="0.43599306" calcext:value-type="float">
            <text:p>0.4359930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2191951" calcext:value-type="float">
            <text:p>0.2191951</text:p>
          </table:table-cell>
          <table:table-cell office:value-type="float" office:value="0.00925001" calcext:value-type="float">
            <text:p>0.00925001</text:p>
          </table:table-cell>
          <table:table-cell office:value-type="float" office:value="0.0675972" calcext:value-type="float">
            <text:p>0.0675972</text:p>
          </table:table-cell>
          <table:table-cell office:value-type="float" office:value="0.70395769" calcext:value-type="float">
            <text:p>0.70395769</text:p>
          </table:table-cell>
          <table:table-cell office:value-type="float" office:value="0.00031903" calcext:value-type="float">
            <text:p>0.00031903</text:p>
          </table:table-cell>
          <table:table-cell office:value-type="float" office:value="0.58560205" calcext:value-type="float">
            <text:p>0.58560205</text:p>
          </table:table-cell>
          <table:table-cell office:value-type="float" office:value="0.000000000001443" calcext:value-type="float">
            <text:p>1.44E-12</text:p>
          </table:table-cell>
          <table:table-cell office:value-type="float" office:value="0.41407893" calcext:value-type="float">
            <text:p>0.41407893</text:p>
          </table:table-cell>
          <table:table-cell office:value-type="float" office:value="0.00022393" calcext:value-type="float">
            <text:p>0.00022393</text:p>
          </table:table-cell>
          <table:table-cell office:value-type="float" office:value="0.000000000003649" calcext:value-type="float">
            <text:p>3.65E-12</text:p>
          </table:table-cell>
          <table:table-cell office:value-type="float" office:value="0.51782636" calcext:value-type="float">
            <text:p>0.51782636</text:p>
          </table:table-cell>
          <table:table-cell office:value-type="float" office:value="0.48194971" calcext:value-type="float">
            <text:p>0.4819497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18252268" calcext:value-type="float">
            <text:p>0.18252268</text:p>
          </table:table-cell>
          <table:table-cell office:value-type="float" office:value="0.00871629" calcext:value-type="float">
            <text:p>0.00871629</text:p>
          </table:table-cell>
          <table:table-cell office:value-type="float" office:value="0.05948174" calcext:value-type="float">
            <text:p>0.05948174</text:p>
          </table:table-cell>
          <table:table-cell office:value-type="float" office:value="0.74927928" calcext:value-type="float">
            <text:p>0.74927928</text:p>
          </table:table-cell>
          <table:table-cell office:value-type="float" office:value="0.00026758" calcext:value-type="float">
            <text:p>0.00026758</text:p>
          </table:table-cell>
          <table:table-cell office:value-type="float" office:value="0.55580561" calcext:value-type="float">
            <text:p>0.55580561</text:p>
          </table:table-cell>
          <table:table-cell office:value-type="float" office:value="0.000000000001279" calcext:value-type="float">
            <text:p>1.28E-12</text:p>
          </table:table-cell>
          <table:table-cell office:value-type="float" office:value="0.44392682" calcext:value-type="float">
            <text:p>0.44392682</text:p>
          </table:table-cell>
          <table:table-cell office:value-type="float" office:value="0.00019246" calcext:value-type="float">
            <text:p>0.00019246</text:p>
          </table:table-cell>
          <table:table-cell office:value-type="float" office:value="0.000000000003549" calcext:value-type="float">
            <text:p>3.55E-12</text:p>
          </table:table-cell>
          <table:table-cell office:value-type="float" office:value="0.47032146" calcext:value-type="float">
            <text:p>0.47032146</text:p>
          </table:table-cell>
          <table:table-cell office:value-type="float" office:value="0.52948607" calcext:value-type="float">
            <text:p>0.5294860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15002321" calcext:value-type="float">
            <text:p>0.15002321</text:p>
          </table:table-cell>
          <table:table-cell office:value-type="float" office:value="0.00813327" calcext:value-type="float">
            <text:p>0.00813327</text:p>
          </table:table-cell>
          <table:table-cell office:value-type="float" office:value="0.05159895" calcext:value-type="float">
            <text:p>0.05159895</text:p>
          </table:table-cell>
          <table:table-cell office:value-type="float" office:value="0.79024456" calcext:value-type="float">
            <text:p>0.79024456</text:p>
          </table:table-cell>
          <table:table-cell office:value-type="float" office:value="0.00022282" calcext:value-type="float">
            <text:p>0.00022282</text:p>
          </table:table-cell>
          <table:table-cell office:value-type="float" office:value="0.52543497" calcext:value-type="float">
            <text:p>0.52543497</text:p>
          </table:table-cell>
          <table:table-cell office:value-type="float" office:value="0.000000000001124" calcext:value-type="float">
            <text:p>1.12E-12</text:p>
          </table:table-cell>
          <table:table-cell office:value-type="float" office:value="0.47434222" calcext:value-type="float">
            <text:p>0.47434222</text:p>
          </table:table-cell>
          <table:table-cell office:value-type="float" office:value="0.00016366" calcext:value-type="float">
            <text:p>0.00016366</text:p>
          </table:table-cell>
          <table:table-cell office:value-type="float" office:value="0.000000000003426" calcext:value-type="float">
            <text:p>3.43E-12</text:p>
          </table:table-cell>
          <table:table-cell office:value-type="float" office:value="0.42209663" calcext:value-type="float">
            <text:p>0.42209663</text:p>
          </table:table-cell>
          <table:table-cell office:value-type="float" office:value="0.57773971" calcext:value-type="float">
            <text:p>0.5777397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12181476" calcext:value-type="float">
            <text:p>0.12181476</text:p>
          </table:table-cell>
          <table:table-cell office:value-type="float" office:value="0.0075212" calcext:value-type="float">
            <text:p>0.0075212</text:p>
          </table:table-cell>
          <table:table-cell office:value-type="float" office:value="0.04416157" calcext:value-type="float">
            <text:p>0.04416157</text:p>
          </table:table-cell>
          <table:table-cell office:value-type="float" office:value="0.82650247" calcext:value-type="float">
            <text:p>0.82650247</text:p>
          </table:table-cell>
          <table:table-cell office:value-type="float" office:value="0.0001842" calcext:value-type="float">
            <text:p>0.0001842</text:p>
          </table:table-cell>
          <table:table-cell office:value-type="float" office:value="0.49470888" calcext:value-type="float">
            <text:p>0.49470888</text:p>
          </table:table-cell>
          <table:table-cell office:value-type="float" office:value="0.0000000000009795" calcext:value-type="float">
            <text:p>9.80E-13</text:p>
          </table:table-cell>
          <table:table-cell office:value-type="float" office:value="0.50510691" calcext:value-type="float">
            <text:p>0.50510691</text:p>
          </table:table-cell>
          <table:table-cell office:value-type="float" office:value="0.00013762" calcext:value-type="float">
            <text:p>0.00013762</text:p>
          </table:table-cell>
          <table:table-cell office:value-type="float" office:value="0.000000000003281" calcext:value-type="float">
            <text:p>3.28E-12</text:p>
          </table:table-cell>
          <table:table-cell office:value-type="float" office:value="0.37411208" calcext:value-type="float">
            <text:p>0.37411208</text:p>
          </table:table-cell>
          <table:table-cell office:value-type="float" office:value="0.62575031" calcext:value-type="float">
            <text:p>0.6257503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9779732" calcext:value-type="float">
            <text:p>0.09779732</text:p>
          </table:table-cell>
          <table:table-cell office:value-type="float" office:value="0.00689895" calcext:value-type="float">
            <text:p>0.00689895</text:p>
          </table:table-cell>
          <table:table-cell office:value-type="float" office:value="0.03732332" calcext:value-type="float">
            <text:p>0.03732332</text:p>
          </table:table-cell>
          <table:table-cell office:value-type="float" office:value="0.85798041" calcext:value-type="float">
            <text:p>0.85798041</text:p>
          </table:table-cell>
          <table:table-cell office:value-type="float" office:value="0.00015117" calcext:value-type="float">
            <text:p>0.00015117</text:p>
          </table:table-cell>
          <table:table-cell office:value-type="float" office:value="0.46385885" calcext:value-type="float">
            <text:p>0.46385885</text:p>
          </table:table-cell>
          <table:table-cell office:value-type="float" office:value="0.0000000000008462" calcext:value-type="float">
            <text:p>8.46E-13</text:p>
          </table:table-cell>
          <table:table-cell office:value-type="float" office:value="0.53598998" calcext:value-type="float">
            <text:p>0.53598998</text:p>
          </table:table-cell>
          <table:table-cell office:value-type="float" office:value="0.00011439" calcext:value-type="float">
            <text:p>0.00011439</text:p>
          </table:table-cell>
          <table:table-cell office:value-type="float" office:value="0.000000000003116" calcext:value-type="float">
            <text:p>3.12E-12</text:p>
          </table:table-cell>
          <table:table-cell office:value-type="float" office:value="0.32735313" calcext:value-type="float">
            <text:p>0.32735313</text:p>
          </table:table-cell>
          <table:table-cell office:value-type="float" office:value="0.67253248" calcext:value-type="float">
            <text:p>0.6725324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7770357" calcext:value-type="float">
            <text:p>0.07770357</text:p>
          </table:table-cell>
          <table:table-cell office:value-type="float" office:value="0.00628282" calcext:value-type="float">
            <text:p>0.00628282</text:p>
          </table:table-cell>
          <table:table-cell office:value-type="float" office:value="0.0311781" calcext:value-type="float">
            <text:p>0.0311781</text:p>
          </table:table-cell>
          <table:table-cell office:value-type="float" office:value="0.88483552" calcext:value-type="float">
            <text:p>0.88483552</text:p>
          </table:table-cell>
          <table:table-cell office:value-type="float" office:value="0.00012315" calcext:value-type="float">
            <text:p>0.00012315</text:p>
          </table:table-cell>
          <table:table-cell office:value-type="float" office:value="0.43312228" calcext:value-type="float">
            <text:p>0.43312228</text:p>
          </table:table-cell>
          <table:table-cell office:value-type="float" office:value="0.0000000000007248" calcext:value-type="float">
            <text:p>7.25E-13</text:p>
          </table:table-cell>
          <table:table-cell office:value-type="float" office:value="0.56675457" calcext:value-type="float">
            <text:p>0.56675457</text:p>
          </table:table-cell>
          <table:table-cell office:value-type="float" office:value="0.00009398" calcext:value-type="float">
            <text:p>9.398E-05</text:p>
          </table:table-cell>
          <table:table-cell office:value-type="float" office:value="0.000000000002934" calcext:value-type="float">
            <text:p>2.93E-12</text:p>
          </table:table-cell>
          <table:table-cell office:value-type="float" office:value="0.28274927" calcext:value-type="float">
            <text:p>0.28274927</text:p>
          </table:table-cell>
          <table:table-cell office:value-type="float" office:value="0.71715675" calcext:value-type="float">
            <text:p>0.7171567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6115575" calcext:value-type="float">
            <text:p>0.06115575</text:p>
          </table:table-cell>
          <table:table-cell office:value-type="float" office:value="0.00568587" calcext:value-type="float">
            <text:p>0.00568587</text:p>
          </table:table-cell>
          <table:table-cell office:value-type="float" office:value="0.02576606" calcext:value-type="float">
            <text:p>0.02576606</text:p>
          </table:table-cell>
          <table:table-cell office:value-type="float" office:value="0.90739232" calcext:value-type="float">
            <text:p>0.90739232</text:p>
          </table:table-cell>
          <table:table-cell office:value-type="float" office:value="0.00009959" calcext:value-type="float">
            <text:p>9.959E-05</text:p>
          </table:table-cell>
          <table:table-cell office:value-type="float" office:value="0.40273537" calcext:value-type="float">
            <text:p>0.40273537</text:p>
          </table:table-cell>
          <table:table-cell office:value-type="float" office:value="0.0000000000006154" calcext:value-type="float">
            <text:p>6.15E-13</text:p>
          </table:table-cell>
          <table:table-cell office:value-type="float" office:value="0.59716504" calcext:value-type="float">
            <text:p>0.59716504</text:p>
          </table:table-cell>
          <table:table-cell office:value-type="float" office:value="0.00007631" calcext:value-type="float">
            <text:p>7.631E-05</text:p>
          </table:table-cell>
          <table:table-cell office:value-type="float" office:value="0.00000000000274" calcext:value-type="float">
            <text:p>2.74E-12</text:p>
          </table:table-cell>
          <table:table-cell office:value-type="float" office:value="0.24109866" calcext:value-type="float">
            <text:p>0.24109866</text:p>
          </table:table-cell>
          <table:table-cell office:value-type="float" office:value="0.75882503" calcext:value-type="float">
            <text:p>0.7588250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4771878" calcext:value-type="float">
            <text:p>0.04771878</text:p>
          </table:table-cell>
          <table:table-cell office:value-type="float" office:value="0.0051178" calcext:value-type="float">
            <text:p>0.0051178</text:p>
          </table:table-cell>
          <table:table-cell office:value-type="float" office:value="0.02108378" calcext:value-type="float">
            <text:p>0.02108378</text:p>
          </table:table-cell>
          <table:table-cell office:value-type="float" office:value="0.92607963" calcext:value-type="float">
            <text:p>0.92607963</text:p>
          </table:table-cell>
          <table:table-cell office:value-type="float" office:value="0.00007994" calcext:value-type="float">
            <text:p>7.994E-05</text:p>
          </table:table-cell>
          <table:table-cell office:value-type="float" office:value="0.37292579" calcext:value-type="float">
            <text:p>0.37292579</text:p>
          </table:table-cell>
          <table:table-cell office:value-type="float" office:value="0.0000000000005181" calcext:value-type="float">
            <text:p>5.18E-13</text:p>
          </table:table-cell>
          <table:table-cell office:value-type="float" office:value="0.62699427" calcext:value-type="float">
            <text:p>0.62699427</text:p>
          </table:table-cell>
          <table:table-cell office:value-type="float" office:value="0.00006127" calcext:value-type="float">
            <text:p>6.127E-05</text:p>
          </table:table-cell>
          <table:table-cell office:value-type="float" office:value="0.000000000002537" calcext:value-type="float">
            <text:p>2.54E-12</text:p>
          </table:table-cell>
          <table:table-cell office:value-type="float" office:value="0.20301095" calcext:value-type="float">
            <text:p>0.20301095</text:p>
          </table:table-cell>
          <table:table-cell office:value-type="float" office:value="0.79692778" calcext:value-type="float">
            <text:p>0.7969277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3694347" calcext:value-type="float">
            <text:p>0.03694347</text:p>
          </table:table-cell>
          <table:table-cell office:value-type="float" office:value="0.00458517" calcext:value-type="float">
            <text:p>0.00458517</text:p>
          </table:table-cell>
          <table:table-cell office:value-type="float" office:value="0.0170959" calcext:value-type="float">
            <text:p>0.0170959</text:p>
          </table:table-cell>
          <table:table-cell office:value-type="float" office:value="0.94137546" calcext:value-type="float">
            <text:p>0.94137546</text:p>
          </table:table-cell>
          <table:table-cell office:value-type="float" office:value="0.0000637" calcext:value-type="float">
            <text:p>6.37E-05</text:p>
          </table:table-cell>
          <table:table-cell office:value-type="float" office:value="0.343906" calcext:value-type="float">
            <text:p>0.343906</text:p>
          </table:table-cell>
          <table:table-cell office:value-type="float" office:value="0.0000000000004324" calcext:value-type="float">
            <text:p>4.32E-13</text:p>
          </table:table-cell>
          <table:table-cell office:value-type="float" office:value="0.65603029" calcext:value-type="float">
            <text:p>0.65603029</text:p>
          </table:table-cell>
          <table:table-cell office:value-type="float" office:value="0.00004867" calcext:value-type="float">
            <text:p>4.867E-05</text:p>
          </table:table-cell>
          <table:table-cell office:value-type="float" office:value="0.000000000002332" calcext:value-type="float">
            <text:p>2.33E-12</text:p>
          </table:table-cell>
          <table:table-cell office:value-type="float" office:value="0.1688766" calcext:value-type="float">
            <text:p>0.1688766</text:p>
          </table:table-cell>
          <table:table-cell office:value-type="float" office:value="0.83107473" calcext:value-type="float">
            <text:p>0.8310747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office:value-type="float" office:value="1" calcext:value-type="float">
            <text:p>1</text:p>
          </table:table-cell>
          <table:table-cell/>
          <table:table-cell table:style-name="Default"/>
          <table:table-cell/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1-20T14:33:18.617000000</meta:creation-date>
    <dc:date>2023-11-20T15:24:59.505000000</dc:date>
    <meta:editing-duration>PT51M37S</meta:editing-duration>
    <meta:editing-cycles>10</meta:editing-cycles>
    <meta:generator>LibreOffice/6.1.6.3$Windows_X86_64 LibreOffice_project/5896ab1714085361c45cf540f76f60673dd96a72</meta:generator>
    <meta:document-statistic meta:table-count="1" meta:cell-count="629" meta:object-count="0"/>
  </office:meta>
</office:document-meta>
</file>